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cfe7f5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fill-color="#dddddd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draw:layer="layout" svg:width="1.2cm" svg:height="0.6cm" svg:x="14.4cm" svg:y="12.4cm">
          <text:p text:style-name="P1"><text:span text:style-name="T1">Run</text:span></text:p>
        </draw:rect>
        <draw:rect draw:style-name="gr1" draw:text-style-name="P2" draw:layer="layout" svg:width="1.2cm" svg:height="0.6cm" svg:x="17.2cm" svg:y="12.4cm">
          <text:p text:style-name="P1"><text:span text:style-name="T1">Stop</text:span></text:p>
        </draw:rect>
        <draw:rect draw:style-name="gr1" draw:text-style-name="P2" draw:layer="layout" svg:width="1.2cm" svg:height="0.6cm" svg:x="15.8cm" svg:y="12.4cm">
          <text:p text:style-name="P1"><text:span text:style-name="T1">Step</text:span></text:p>
        </draw:rect>
        <draw:rect draw:style-name="gr1" draw:text-style-name="P2" draw:layer="layout" svg:width="1.8cm" svg:height="0.6cm" svg:x="14.4cm" svg:y="14cm">
          <text:p text:style-name="P1"><text:span text:style-name="T1">Half Step</text:span></text:p>
        </draw:rect>
        <draw:rect draw:style-name="gr1" draw:text-style-name="P2" draw:layer="layout" svg:width="1.8cm" svg:height="0.6cm" svg:x="16.6cm" svg:y="14cm">
          <text:p text:style-name="P1"><text:span text:style-name="T1">Full Step</text:span></text:p>
        </draw:rect>
        <draw:rect draw:style-name="gr1" draw:text-style-name="P2" draw:layer="layout" svg:width="2.4cm" svg:height="0.6cm" svg:x="14.4cm" svg:y="6.6cm">
          <text:p text:style-name="P1"><text:span text:style-name="T1">Incr head</text:span></text:p>
        </draw:rect>
        <draw:rect draw:style-name="gr1" draw:text-style-name="P2" draw:layer="layout" svg:width="2.4cm" svg:height="0.6cm" svg:x="14.4cm" svg:y="7.4cm">
          <text:p text:style-name="P1"><text:span text:style-name="T1">Decr head</text:span></text:p>
        </draw:rect>
        <draw:rect draw:style-name="gr1" draw:text-style-name="P2" draw:layer="layout" svg:width="2.6cm" svg:height="0.6cm" svg:x="17.2cm" svg:y="6.6cm">
          <text:p text:style-name="P1"><text:span text:style-name="T1">Set word</text:span></text:p>
        </draw:rect>
        <draw:rect draw:style-name="gr1" draw:text-style-name="P2" draw:layer="layout" svg:width="2.6cm" svg:height="0.6cm" svg:x="17.2cm" svg:y="7.4cm">
          <text:p text:style-name="P1"><text:span text:style-name="T1">Get word</text:span></text:p>
        </draw:rect>
        <draw:rect draw:style-name="gr1" draw:text-style-name="P2" draw:layer="layout" svg:width="2.4cm" svg:height="0.6cm" svg:x="14.4cm" svg:y="8.2cm">
          <text:p text:style-name="P1"><text:span text:style-name="T1">Set Head</text:span></text:p>
        </draw:rect>
        <draw:rect draw:style-name="gr1" draw:text-style-name="P2" draw:layer="layout" svg:width="2.4cm" svg:height="0.6cm" svg:x="14.4cm" svg:y="9cm">
          <text:p text:style-name="P1"><text:span text:style-name="T1">[ X ] Get word</text:span></text:p>
        </draw:rect>
        <draw:rect draw:style-name="gr2" draw:text-style-name="P2" draw:layer="layout" svg:width="2.6cm" svg:height="0.6cm" svg:x="22.8cm" svg:y="11.6cm">
          <text:p text:style-name="P1"><text:span text:style-name="T1"><text:s text:c="4"/></text:span><text:span text:style-name="T1">Crystal <text:s text:c="4"/>[V]</text:span></text:p>
        </draw:rect>
        <draw:rect draw:style-name="gr3" draw:text-style-name="P2" draw:layer="layout" svg:width="2.6cm" svg:height="0.6cm" svg:x="20cm" svg:y="11.6cm">
          <text:p text:style-name="P1"><text:span text:style-name="T1">Clock mode:</text:span></text:p>
        </draw:rect>
        <draw:rect draw:style-name="gr3" draw:text-style-name="P2" draw:layer="layout" svg:width="2.2cm" svg:height="0.6cm" svg:x="14.4cm" svg:y="13.2cm">
          <text:p text:style-name="P1"><text:span text:style-name="T1">Num steps:</text:span></text:p>
        </draw:rect>
        <draw:rect draw:style-name="gr4" draw:text-style-name="P2" draw:layer="layout" svg:width="1.6cm" svg:height="0.6cm" svg:x="16.8cm" svg:y="13.2cm">
          <text:p text:style-name="P1"><text:span text:style-name="T1">5</text:span></text:p>
        </draw:rect>
        <draw:rect draw:style-name="gr1" draw:text-style-name="P2" draw:layer="layout" svg:width="1.2cm" svg:height="0.6cm" svg:x="25.6cm" svg:y="12.4cm">
          <text:p text:style-name="P1"><text:span text:style-name="T1">Set</text:span></text:p>
        </draw:rect>
        <draw:rect draw:style-name="gr1" draw:text-style-name="P2" draw:layer="layout" svg:width="4cm" svg:height="0.6cm" svg:x="14.4cm" svg:y="14.8cm">
          <text:p text:style-name="P1"><text:span text:style-name="T1">Reset</text:span></text:p>
        </draw:rect>
        <draw:rect draw:style-name="gr3" draw:text-style-name="P2" draw:layer="layout" svg:width="2.2cm" svg:height="0.6cm" svg:x="14.4cm" svg:y="11.6cm">
          <text:p text:style-name="P1"><text:span text:style-name="T1">Run mode:</text:span></text:p>
        </draw:rect>
        <draw:rect draw:style-name="gr4" draw:text-style-name="P2" draw:layer="layout" svg:width="1.6cm" svg:height="0.6cm" svg:x="16.8cm" svg:y="11.6cm">
          <text:p text:style-name="P1"><text:span text:style-name="T1">Run</text:span></text:p>
        </draw:rect>
        <draw:rect draw:style-name="gr1" draw:text-style-name="P2" draw:layer="layout" svg:width="5.4cm" svg:height="4.6cm" svg:x="20cm" svg:y="6.6cm">
          <text:p text:style-name="P1"><text:span text:style-name="T1">Last Word</text:span></text:p>
        </draw:rect>
        <draw:rect draw:style-name="gr1" draw:text-style-name="P2" draw:layer="layout" svg:width="5.4cm" svg:height="4.6cm" svg:x="20cm" svg:y="1.8cm">
          <text:p text:style-name="P1"><text:span text:style-name="T1">Head</text:span></text:p>
        </draw:rect>
        <draw:rect draw:style-name="gr1" draw:text-style-name="P2" draw:layer="layout" svg:width="5.4cm" svg:height="4.6cm" svg:x="14.4cm" svg:y="1.8cm">
          <text:p text:style-name="P1"><text:span text:style-name="T1">Input</text:span></text:p>
        </draw:rect>
        <draw:rect draw:style-name="gr3" draw:text-style-name="P2" draw:layer="layout" svg:width="2.2cm" svg:height="0.6cm" svg:x="20.4cm" svg:y="14cm">
          <text:p text:style-name="P1"><text:span text:style-name="T1">Program:</text:span></text:p>
        </draw:rect>
        <draw:rect draw:style-name="gr1" draw:text-style-name="P2" draw:layer="layout" svg:width="2.6cm" svg:height="0.6cm" svg:x="22.8cm" svg:y="14cm">
          <text:p text:style-name="P1"><text:span text:style-name="T1"><text:s text:c="4"/></text:span><text:span text:style-name="T1">Fibb <text:s text:c="3"/>[ V ]</text:span></text:p>
        </draw:rect>
        <draw:rect draw:style-name="gr1" draw:text-style-name="P2" draw:layer="layout" svg:width="1.2cm" svg:height="0.6cm" svg:x="24.2cm" svg:y="14.8cm">
          <text:p text:style-name="P1"><text:span text:style-name="T1">Load</text:span></text:p>
        </draw:rect>
        <draw:rect draw:style-name="gr3" draw:text-style-name="P2" draw:layer="layout" svg:width="2.6cm" svg:height="0.6cm" svg:x="20cm" svg:y="12.4cm">
          <text:p text:style-name="P1"><text:span text:style-name="T1">Arb clock freq:</text:span></text:p>
        </draw:rect>
        <draw:rect draw:style-name="gr4" draw:text-style-name="P2" draw:layer="layout" svg:width="2.6cm" svg:height="0.6cm" svg:x="22.8cm" svg:y="12.4cm">
          <text:p text:style-name="P1"><text:span text:style-name="T1">123 Hz</text:span></text:p>
        </draw:rect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1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5cm" presentation:class="title" presentation:placeholder="true">
        <draw:text-box/>
      </draw:frame>
      <draw:frame presentation:style-name="Default-outline1" draw:layer="backgroundobjects" svg:width="25.199cm" svg:height="13.859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Palmer</meta:initial-creator>
    <meta:creation-date>2024-04-15T21:35:27.94</meta:creation-date>
    <meta:editing-duration>P3DT2H21M30S</meta:editing-duration>
    <meta:editing-cycles>5</meta:editing-cycles>
    <dc:date>2024-04-20T17:42:54.46</dc:date>
    <dc:creator>Andy Palmer</dc:creator>
    <meta:generator>OpenOffice/4.1.7$Win32 OpenOffice.org_project/417m1$Build-9800</meta:generator>
    <meta:document-statistic meta:object-count="50"/>
  </office:meta>
</office:document-meta>
</file>